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28cm" svg:stroke-color="#000000" draw:marker-start-width="0.242cm" draw:marker-end-width="0.242cm" svg:stroke-opacity="100%" draw:stroke-linejoin="round" svg:stroke-linecap="butt" draw:fill="none" draw:textarea-horizontal-align="justify" draw:textarea-vertical-align="middle" draw:auto-grow-height="false" fo:min-height="6.055cm" fo:min-width="3.892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53cm" svg:stroke-color="#ff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03cm"/>
      <style:paragraph-properties style:writing-mode="lr-tb"/>
    </style:style>
    <style:style style:name="gr8" style:family="graphic" style:parent-style-name="standard">
      <style:graphic-properties draw:stroke="solid" draw:stroke-dash="Dot" svg:stroke-width="0.028cm" svg:stroke-color="#000000" draw:marker-start-width="0.242cm" draw:marker-end-width="0.242cm" svg:stroke-opacity="100%" draw:stroke-linejoin="round" svg:stroke-linecap="butt" draw:fill="none" draw:textarea-horizontal-align="justify" draw:textarea-vertical-align="middle" draw:auto-grow-height="false" fo:min-height="6.055cm" fo:min-width="3.832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0" style:family="graphic" style:parent-style-name="standard">
      <style:graphic-properties draw:stroke="solid" draw:stroke-dash="Dot" svg:stroke-width="0.028cm" svg:stroke-color="#000000" draw:marker-start-width="0.242cm" draw:marker-end-width="0.242cm" svg:stroke-opacity="100%" draw:stroke-linejoin="round" svg:stroke-linecap="butt" draw:fill="none" draw:textarea-horizontal-align="justify" draw:textarea-vertical-align="middle" draw:auto-grow-height="false" fo:min-height="6.055cm" fo:min-width="3.933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2" style:family="graphic" style:parent-style-name="standard">
      <style:graphic-properties draw:stroke="solid" draw:stroke-dash="Dot" svg:stroke-width="0.028cm" svg:stroke-color="#000000" draw:marker-start-width="0.242cm" draw:marker-end-width="0.242cm" svg:stroke-opacity="100%" draw:stroke-linejoin="round" svg:stroke-linecap="butt" draw:fill="none" draw:textarea-horizontal-align="justify" draw:textarea-vertical-align="middle" draw:auto-grow-height="false" fo:min-height="6.055cm" fo:min-width="3.884cm" fo:padding-top="0.139cm" fo:padding-bottom="0.139cm" fo:padding-left="0.264cm" fo:padding-right="0.264cm"/>
    </style:style>
    <style:style style:name="gr13" style:family="graphic" style:parent-style-name="standard">
      <style:graphic-properties draw:stroke="solid" draw:stroke-dash="Dot" svg:stroke-width="0.028cm" svg:stroke-color="#000000" draw:marker-start-width="0.242cm" draw:marker-end-width="0.242cm" svg:stroke-opacity="100%" draw:stroke-linejoin="round" svg:stroke-linecap="butt" draw:fill="none" draw:textarea-horizontal-align="justify" draw:textarea-vertical-align="middle" draw:auto-grow-height="false" fo:min-height="11.376cm" fo:min-width="3.933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8% 58%" fo:font-size="14pt" style:font-size-asian="14pt" style:font-size-complex="14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2cm" svg:height="6.333cm" svg:x="9.335cm" svg:y="0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338cm" svg:y1="6.961cm" svg:x2="11.338cm" svg:y2="5.724cm">
          <text:p/>
        </draw:line>
        <draw:line draw:style-name="gr3" draw:text-style-name="P1" draw:layer="layout" svg:x1="12.058cm" svg:y1="5.781cm" svg:x2="12.058cm" svg:y2="6.996cm">
          <text:p/>
        </draw:line>
        <draw:line draw:style-name="gr4" draw:text-style-name="P1" draw:layer="layout" svg:x1="10.8cm" svg:y1="6.343cm" svg:x2="12.594cm" svg:y2="6.343cm">
          <text:p/>
        </draw:line>
        <draw:line draw:style-name="gr2" draw:text-style-name="P1" draw:layer="layout" svg:x1="11.338cm" svg:y1="5.422cm" svg:x2="11.338cm" svg:y2="4.185cm">
          <text:p/>
        </draw:line>
        <draw:line draw:style-name="gr3" draw:text-style-name="P1" draw:layer="layout" svg:x1="12.058cm" svg:y1="4.242cm" svg:x2="12.058cm" svg:y2="5.457cm">
          <text:p/>
        </draw:line>
        <draw:line draw:style-name="gr4" draw:text-style-name="P1" draw:layer="layout" svg:x1="10.8cm" svg:y1="4.804cm" svg:x2="12.594cm" svg:y2="4.804cm">
          <text:p/>
        </draw:line>
        <draw:line draw:style-name="gr2" draw:text-style-name="P1" draw:layer="layout" svg:x1="12.837cm" svg:y1="3.925cm" svg:x2="12.837cm" svg:y2="2.688cm">
          <text:p/>
        </draw:line>
        <draw:line draw:style-name="gr4" draw:text-style-name="P1" draw:layer="layout" svg:x1="12.261cm" svg:y1="3.322cm" svg:x2="13.389cm" svg:y2="3.322cm">
          <text:p/>
        </draw:line>
        <draw:line draw:style-name="gr2" draw:text-style-name="P1" draw:layer="layout" svg:x1="11.338cm" svg:y1="2.332cm" svg:x2="11.338cm" svg:y2="1.095cm">
          <text:p/>
        </draw:line>
        <draw:line draw:style-name="gr3" draw:text-style-name="P1" draw:layer="layout" svg:x1="12.058cm" svg:y1="1.151cm" svg:x2="12.058cm" svg:y2="2.366cm">
          <text:p/>
        </draw:line>
        <draw:line draw:style-name="gr4" draw:text-style-name="P1" draw:layer="layout" svg:x1="10.8cm" svg:y1="1.713cm" svg:x2="12.594cm" svg:y2="1.713cm">
          <text:p/>
        </draw:line>
        <draw:frame draw:style-name="gr5" draw:text-style-name="P2" draw:layer="layout" svg:width="1.08cm" svg:height="1.017cm" svg:x="9.937cm" svg:y="5.931cm">
          <draw:text-box>
            <text:p><text:span text:style-name="T1">1s</text:span></text:p>
          </draw:text-box>
        </draw:frame>
        <draw:frame draw:style-name="gr5" draw:text-style-name="P2" draw:layer="layout" svg:width="1.381cm" svg:height="1.017cm" svg:x="9.975cm" svg:y="4.381cm">
          <draw:text-box>
            <text:p><text:span text:style-name="T1">2s</text:span></text:p>
          </draw:text-box>
        </draw:frame>
        <draw:line draw:style-name="gr2" draw:text-style-name="P1" draw:layer="layout" svg:x1="10.739cm" svg:y1="3.925cm" svg:x2="10.739cm" svg:y2="2.688cm">
          <text:p/>
        </draw:line>
        <draw:line draw:style-name="gr4" draw:text-style-name="P1" draw:layer="layout" svg:x1="10.164cm" svg:y1="3.322cm" svg:x2="11.292cm" svg:y2="3.322cm">
          <text:p/>
        </draw:line>
        <draw:frame draw:style-name="gr6" draw:text-style-name="P2" draw:layer="layout" svg:width="1.496cm" svg:height="1.154cm" svg:x="9.22cm" svg:y="2.857cm">
          <draw:text-box>
            <text:p><text:span text:style-name="T1">2p</text:span><text:span text:style-name="T2">x</text:span></text:p>
          </draw:text-box>
        </draw:frame>
        <draw:frame draw:style-name="gr6" draw:text-style-name="P2" draw:layer="layout" svg:width="1.203cm" svg:height="1.154cm" svg:x="11.323cm" svg:y="2.857cm">
          <draw:text-box>
            <text:p><text:span text:style-name="T1">2p</text:span><text:span text:style-name="T2">y</text:span></text:p>
          </draw:text-box>
        </draw:frame>
        <draw:frame draw:style-name="gr7" draw:text-style-name="P2" draw:layer="layout" svg:width="1.354cm" svg:height="1.153cm" svg:x="9.871cm" svg:y="1.257cm">
          <draw:text-box>
            <text:p><text:span text:style-name="T1">2p</text:span><text:span text:style-name="T2">z</text:span></text:p>
          </draw:text-box>
        </draw:frame>
        <draw:custom-shape draw:style-name="gr8" draw:text-style-name="P1" draw:layer="layout" svg:width="4.36cm" svg:height="6.333cm" svg:x="13.903cm" svg:y="0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.879cm" svg:y1="6.961cm" svg:x2="15.879cm" svg:y2="5.724cm">
          <text:p/>
        </draw:line>
        <draw:line draw:style-name="gr3" draw:text-style-name="P1" draw:layer="layout" svg:x1="16.589cm" svg:y1="5.781cm" svg:x2="16.589cm" svg:y2="6.996cm">
          <text:p/>
        </draw:line>
        <draw:line draw:style-name="gr4" draw:text-style-name="P1" draw:layer="layout" svg:x1="15.348cm" svg:y1="6.343cm" svg:x2="17.118cm" svg:y2="6.343cm">
          <text:p/>
        </draw:line>
        <draw:line draw:style-name="gr2" draw:text-style-name="P1" draw:layer="layout" svg:x1="15.879cm" svg:y1="5.422cm" svg:x2="15.879cm" svg:y2="4.185cm">
          <text:p/>
        </draw:line>
        <draw:line draw:style-name="gr3" draw:text-style-name="P1" draw:layer="layout" svg:x1="16.589cm" svg:y1="4.242cm" svg:x2="16.589cm" svg:y2="5.457cm">
          <text:p/>
        </draw:line>
        <draw:line draw:style-name="gr4" draw:text-style-name="P1" draw:layer="layout" svg:x1="15.348cm" svg:y1="4.804cm" svg:x2="17.118cm" svg:y2="4.804cm">
          <text:p/>
        </draw:line>
        <draw:line draw:style-name="gr2" draw:text-style-name="P1" draw:layer="layout" svg:x1="17.16cm" svg:y1="2.479cm" svg:x2="17.16cm" svg:y2="1.242cm">
          <text:p/>
        </draw:line>
        <draw:line draw:style-name="gr4" draw:text-style-name="P1" draw:layer="layout" svg:x1="16.836cm" svg:y1="1.876cm" svg:x2="17.948cm" svg:y2="1.876cm">
          <text:p/>
        </draw:line>
        <draw:line draw:style-name="gr2" draw:text-style-name="P1" draw:layer="layout" svg:x1="16.219cm" svg:y1="3.915cm" svg:x2="16.219cm" svg:y2="2.678cm">
          <text:p/>
        </draw:line>
        <draw:line draw:style-name="gr3" draw:text-style-name="P1" draw:layer="layout" svg:x1="15.561cm" svg:y1="1.281cm" svg:x2="15.561cm" svg:y2="2.496cm">
          <text:p/>
        </draw:line>
        <draw:line draw:style-name="gr4" draw:text-style-name="P1" draw:layer="layout" svg:x1="15.348cm" svg:y1="3.296cm" svg:x2="17.118cm" svg:y2="3.296cm">
          <text:p/>
        </draw:line>
        <draw:frame draw:style-name="gr5" draw:text-style-name="P2" draw:layer="layout" svg:width="1.065cm" svg:height="1.017cm" svg:x="14.497cm" svg:y="5.931cm">
          <draw:text-box>
            <text:p><text:span text:style-name="T1">1s</text:span></text:p>
          </draw:text-box>
        </draw:frame>
        <draw:frame draw:style-name="gr5" draw:text-style-name="P2" draw:layer="layout" svg:width="1.361cm" svg:height="1.017cm" svg:x="14.534cm" svg:y="4.381cm">
          <draw:text-box>
            <text:p><text:span text:style-name="T1">2s</text:span></text:p>
          </draw:text-box>
        </draw:frame>
        <draw:line draw:style-name="gr2" draw:text-style-name="P1" draw:layer="layout" svg:x1="15.09cm" svg:y1="2.479cm" svg:x2="15.09cm" svg:y2="1.242cm">
          <text:p/>
        </draw:line>
        <draw:line draw:style-name="gr4" draw:text-style-name="P1" draw:layer="layout" svg:x1="14.767cm" svg:y1="1.876cm" svg:x2="15.879cm" svg:y2="1.876cm">
          <text:p/>
        </draw:line>
        <draw:frame draw:style-name="gr6" draw:text-style-name="P2" draw:layer="layout" svg:width="1.385cm" svg:height="1.154cm" svg:x="13.843cm" svg:y="1.411cm">
          <draw:text-box>
            <text:p><text:span text:style-name="T1">2p</text:span><text:span text:style-name="T2">x</text:span></text:p>
          </draw:text-box>
        </draw:frame>
        <draw:frame draw:style-name="gr9" draw:text-style-name="P2" draw:layer="layout" svg:width="1.464cm" svg:height="1.361cm" svg:x="15.875cm" svg:y="1.411cm">
          <draw:text-box>
            <text:p><text:span text:style-name="T1">2p</text:span><text:span text:style-name="T2">y</text:span></text:p>
          </draw:text-box>
        </draw:frame>
        <draw:frame draw:style-name="gr7" draw:text-style-name="P2" draw:layer="layout" svg:width="1.337cm" svg:height="1.153cm" svg:x="14.431cm" svg:y="2.84cm">
          <draw:text-box>
            <text:p><text:span text:style-name="T1">2p</text:span><text:span text:style-name="T2">z</text:span></text:p>
          </draw:text-box>
        </draw:frame>
        <draw:line draw:style-name="gr3" draw:text-style-name="P1" draw:layer="layout" svg:x1="17.654cm" svg:y1="1.297cm" svg:x2="17.654cm" svg:y2="2.512cm">
          <text:p/>
        </draw:line>
        <draw:custom-shape draw:style-name="gr10" draw:text-style-name="P1" draw:layer="layout" svg:width="4.461cm" svg:height="6.333cm" svg:x="0.111cm" svg:y="0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134cm" svg:y1="6.939cm" svg:x2="2.134cm" svg:y2="5.702cm">
          <text:p/>
        </draw:line>
        <draw:line draw:style-name="gr3" draw:text-style-name="P1" draw:layer="layout" svg:x1="2.859cm" svg:y1="5.759cm" svg:x2="2.859cm" svg:y2="6.974cm">
          <text:p/>
        </draw:line>
        <draw:line draw:style-name="gr4" draw:text-style-name="P1" draw:layer="layout" svg:x1="1.59cm" svg:y1="6.321cm" svg:x2="3.4cm" svg:y2="6.321cm">
          <text:p/>
        </draw:line>
        <draw:line draw:style-name="gr2" draw:text-style-name="P1" draw:layer="layout" svg:x1="2.134cm" svg:y1="5.4cm" svg:x2="2.134cm" svg:y2="4.163cm">
          <text:p/>
        </draw:line>
        <draw:line draw:style-name="gr3" draw:text-style-name="P1" draw:layer="layout" svg:x1="2.859cm" svg:y1="4.22cm" svg:x2="2.859cm" svg:y2="5.435cm">
          <text:p/>
        </draw:line>
        <draw:line draw:style-name="gr4" draw:text-style-name="P1" draw:layer="layout" svg:x1="1.59cm" svg:y1="4.782cm" svg:x2="3.4cm" svg:y2="4.782cm">
          <text:p/>
        </draw:line>
        <draw:line draw:style-name="gr4" draw:text-style-name="P1" draw:layer="layout" svg:x1="3.112cm" svg:y1="1.854cm" svg:x2="4.25cm" svg:y2="1.854cm">
          <text:p/>
        </draw:line>
        <draw:line draw:style-name="gr2" draw:text-style-name="P1" draw:layer="layout" svg:x1="2.482cm" svg:y1="3.893cm" svg:x2="2.482cm" svg:y2="2.656cm">
          <text:p/>
        </draw:line>
        <draw:line draw:style-name="gr4" draw:text-style-name="P1" draw:layer="layout" svg:x1="1.59cm" svg:y1="3.274cm" svg:x2="3.4cm" svg:y2="3.274cm">
          <text:p/>
        </draw:line>
        <draw:frame draw:style-name="gr5" draw:text-style-name="P2" draw:layer="layout" svg:width="1.09cm" svg:height="1.017cm" svg:x="0.719cm" svg:y="5.909cm">
          <draw:text-box>
            <text:p><text:span text:style-name="T1">1s</text:span></text:p>
          </draw:text-box>
        </draw:frame>
        <draw:frame draw:style-name="gr5" draw:text-style-name="P2" draw:layer="layout" svg:width="1.392cm" svg:height="1.017cm" svg:x="0.757cm" svg:y="4.359cm">
          <draw:text-box>
            <text:p><text:span text:style-name="T1">2s</text:span></text:p>
          </draw:text-box>
        </draw:frame>
        <draw:line draw:style-name="gr4" draw:text-style-name="P1" draw:layer="layout" svg:x1="0.996cm" svg:y1="1.854cm" svg:x2="2.134cm" svg:y2="1.854cm">
          <text:p/>
        </draw:line>
        <draw:frame draw:style-name="gr6" draw:text-style-name="P2" draw:layer="layout" svg:width="1.213cm" svg:height="1.154cm" svg:x="0.051cm" svg:y="1.389cm">
          <draw:text-box>
            <text:p><text:span text:style-name="T1">2p</text:span><text:span text:style-name="T2">x</text:span></text:p>
          </draw:text-box>
        </draw:frame>
        <draw:frame draw:style-name="gr6" draw:text-style-name="P2" draw:layer="layout" svg:width="1.213cm" svg:height="1.154cm" svg:x="2.165cm" svg:y="1.389cm">
          <draw:text-box>
            <text:p><text:span text:style-name="T1">2p</text:span><text:span text:style-name="T2">y</text:span></text:p>
          </draw:text-box>
        </draw:frame>
        <draw:frame draw:style-name="gr7" draw:text-style-name="P2" draw:layer="layout" svg:width="1.37cm" svg:height="1.153cm" svg:x="0.651cm" svg:y="2.818cm">
          <draw:text-box>
            <text:p><text:span text:style-name="T1">2p</text:span><text:span text:style-name="T2">z</text:span></text:p>
          </draw:text-box>
        </draw:frame>
        <draw:frame draw:style-name="gr11" draw:text-style-name="P3" draw:layer="layout" svg:width="1.504cm" svg:height="1.038cm" svg:x="1.867cm" svg:y="-0.152cm">
          <draw:text-box>
            <text:p><text:span text:style-name="T3">B</text:span></text:p>
          </draw:text-box>
        </draw:frame>
        <draw:custom-shape draw:style-name="gr12" draw:text-style-name="P1" draw:layer="layout" svg:width="4.412cm" svg:height="6.333cm" svg:x="4.757cm" svg:y="0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6.756cm" svg:y1="6.961cm" svg:x2="6.756cm" svg:y2="5.724cm">
          <text:p/>
        </draw:line>
        <draw:line draw:style-name="gr3" draw:text-style-name="P1" draw:layer="layout" svg:x1="7.474cm" svg:y1="5.781cm" svg:x2="7.474cm" svg:y2="6.996cm">
          <text:p/>
        </draw:line>
        <draw:line draw:style-name="gr4" draw:text-style-name="P1" draw:layer="layout" svg:x1="6.218cm" svg:y1="6.343cm" svg:x2="8.009cm" svg:y2="6.343cm">
          <text:p/>
        </draw:line>
        <draw:line draw:style-name="gr2" draw:text-style-name="P1" draw:layer="layout" svg:x1="6.756cm" svg:y1="5.422cm" svg:x2="6.756cm" svg:y2="4.185cm">
          <text:p/>
        </draw:line>
        <draw:line draw:style-name="gr3" draw:text-style-name="P1" draw:layer="layout" svg:x1="7.474cm" svg:y1="4.242cm" svg:x2="7.474cm" svg:y2="5.457cm">
          <text:p/>
        </draw:line>
        <draw:line draw:style-name="gr4" draw:text-style-name="P1" draw:layer="layout" svg:x1="6.218cm" svg:y1="4.804cm" svg:x2="8.009cm" svg:y2="4.804cm">
          <text:p/>
        </draw:line>
        <draw:line draw:style-name="gr2" draw:text-style-name="P1" draw:layer="layout" svg:x1="8.153cm" svg:y1="3.887cm" svg:x2="8.153cm" svg:y2="2.65cm">
          <text:p/>
        </draw:line>
        <draw:line draw:style-name="gr4" draw:text-style-name="P1" draw:layer="layout" svg:x1="7.678cm" svg:y1="3.322cm" svg:x2="8.804cm" svg:y2="3.322cm">
          <text:p/>
        </draw:line>
        <draw:line draw:style-name="gr4" draw:text-style-name="P1" draw:layer="layout" svg:x1="6.218cm" svg:y1="1.713cm" svg:x2="8.009cm" svg:y2="1.713cm">
          <text:p/>
        </draw:line>
        <draw:frame draw:style-name="gr5" draw:text-style-name="P2" draw:layer="layout" svg:width="1.079cm" svg:height="1.017cm" svg:x="5.356cm" svg:y="5.931cm">
          <draw:text-box>
            <text:p><text:span text:style-name="T1">1s</text:span></text:p>
          </draw:text-box>
        </draw:frame>
        <draw:frame draw:style-name="gr5" draw:text-style-name="P2" draw:layer="layout" svg:width="1.376cm" svg:height="1.017cm" svg:x="5.396cm" svg:y="4.381cm">
          <draw:text-box>
            <text:p><text:span text:style-name="T1">2s</text:span></text:p>
          </draw:text-box>
        </draw:frame>
        <draw:line draw:style-name="gr2" draw:text-style-name="P1" draw:layer="layout" svg:x1="6.158cm" svg:y1="3.925cm" svg:x2="6.158cm" svg:y2="2.688cm">
          <text:p/>
        </draw:line>
        <draw:line draw:style-name="gr4" draw:text-style-name="P1" draw:layer="layout" svg:x1="5.584cm" svg:y1="3.322cm" svg:x2="6.71cm" svg:y2="3.322cm">
          <text:p/>
        </draw:line>
        <draw:frame draw:style-name="gr6" draw:text-style-name="P2" draw:layer="layout" svg:width="1.401cm" svg:height="1.154cm" svg:x="4.648cm" svg:y="2.857cm">
          <draw:text-box>
            <text:p><text:span text:style-name="T1">2p</text:span><text:span text:style-name="T2">x</text:span></text:p>
          </draw:text-box>
        </draw:frame>
        <draw:frame draw:style-name="gr6" draw:text-style-name="P2" draw:layer="layout" svg:width="1.204cm" svg:height="1.154cm" svg:x="6.739cm" svg:y="2.857cm">
          <draw:text-box>
            <text:p><text:span text:style-name="T1">2p</text:span><text:span text:style-name="T2">y</text:span></text:p>
          </draw:text-box>
        </draw:frame>
        <draw:frame draw:style-name="gr7" draw:text-style-name="P2" draw:layer="layout" svg:width="1.352cm" svg:height="1.153cm" svg:x="5.291cm" svg:y="1.257cm">
          <draw:text-box>
            <text:p><text:span text:style-name="T1">2p</text:span><text:span text:style-name="T2">z</text:span></text:p>
          </draw:text-box>
        </draw:frame>
        <draw:frame draw:style-name="gr11" draw:text-style-name="P3" draw:layer="layout" svg:width="1.504cm" svg:height="1.038cm" svg:x="6.426cm" svg:y="-0.152cm">
          <draw:text-box>
            <text:p><text:span text:style-name="T3">C</text:span></text:p>
          </draw:text-box>
        </draw:frame>
        <draw:frame draw:style-name="gr11" draw:text-style-name="P3" draw:layer="layout" svg:width="1.504cm" svg:height="1.038cm" svg:x="11.125cm" svg:y="-0.152cm">
          <draw:text-box>
            <text:p><text:span text:style-name="T3">O</text:span></text:p>
          </draw:text-box>
        </draw:frame>
        <draw:frame draw:style-name="gr11" draw:text-style-name="P3" draw:layer="layout" svg:width="1.504cm" svg:height="1.038cm" svg:x="15.633cm" svg:y="-0.152cm">
          <draw:text-box>
            <text:p><text:span text:style-name="T3">F</text:span></text:p>
          </draw:text-box>
        </draw:frame>
        <draw:custom-shape draw:style-name="gr13" draw:text-style-name="P1" draw:layer="layout" svg:width="4.461cm" svg:height="11.654cm" svg:x="0.111cm" svg:y="8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134cm" svg:y1="19.041cm" svg:x2="2.134cm" svg:y2="17.804cm">
          <text:p/>
        </draw:line>
        <draw:line draw:style-name="gr3" draw:text-style-name="P1" draw:layer="layout" svg:x1="2.859cm" svg:y1="17.861cm" svg:x2="2.859cm" svg:y2="19.076cm">
          <text:p/>
        </draw:line>
        <draw:line draw:style-name="gr4" draw:text-style-name="P1" draw:layer="layout" svg:x1="1.59cm" svg:y1="18.423cm" svg:x2="3.4cm" svg:y2="18.423cm">
          <text:p/>
        </draw:line>
        <draw:line draw:style-name="gr2" draw:text-style-name="P1" draw:layer="layout" svg:x1="2.134cm" svg:y1="17.502cm" svg:x2="2.134cm" svg:y2="16.265cm">
          <text:p/>
        </draw:line>
        <draw:line draw:style-name="gr3" draw:text-style-name="P1" draw:layer="layout" svg:x1="2.859cm" svg:y1="16.322cm" svg:x2="2.859cm" svg:y2="17.537cm">
          <text:p/>
        </draw:line>
        <draw:line draw:style-name="gr4" draw:text-style-name="P1" draw:layer="layout" svg:x1="1.59cm" svg:y1="16.884cm" svg:x2="3.4cm" svg:y2="16.884cm">
          <text:p/>
        </draw:line>
        <draw:line draw:style-name="gr4" draw:text-style-name="P1" draw:layer="layout" svg:x1="3.112cm" svg:y1="9.17cm" svg:x2="4.25cm" svg:y2="9.17cm">
          <text:p/>
        </draw:line>
        <draw:line draw:style-name="gr2" draw:text-style-name="P1" draw:layer="layout" svg:x1="2.482cm" svg:y1="11.209cm" svg:x2="2.482cm" svg:y2="9.972cm">
          <text:p/>
        </draw:line>
        <draw:line draw:style-name="gr4" draw:text-style-name="P1" draw:layer="layout" svg:x1="1.59cm" svg:y1="10.59cm" svg:x2="3.4cm" svg:y2="10.59cm">
          <text:p/>
        </draw:line>
        <draw:frame draw:style-name="gr5" draw:text-style-name="P2" draw:layer="layout" svg:width="1.09cm" svg:height="1.017cm" svg:x="0.719cm" svg:y="18.011cm">
          <draw:text-box>
            <text:p><text:span text:style-name="T1">1s</text:span></text:p>
          </draw:text-box>
        </draw:frame>
        <draw:frame draw:style-name="gr5" draw:text-style-name="P2" draw:layer="layout" svg:width="1.392cm" svg:height="1.017cm" svg:x="0.757cm" svg:y="16.461cm">
          <draw:text-box>
            <text:p><text:span text:style-name="T1">2s</text:span></text:p>
          </draw:text-box>
        </draw:frame>
        <draw:line draw:style-name="gr4" draw:text-style-name="P1" draw:layer="layout" svg:x1="0.996cm" svg:y1="9.17cm" svg:x2="2.134cm" svg:y2="9.17cm">
          <text:p/>
        </draw:line>
        <draw:frame draw:style-name="gr6" draw:text-style-name="P2" draw:layer="layout" svg:width="1.213cm" svg:height="1.154cm" svg:x="0.051cm" svg:y="8.705cm">
          <draw:text-box>
            <text:p><text:span text:style-name="T1">3p</text:span><text:span text:style-name="T2">x</text:span></text:p>
          </draw:text-box>
        </draw:frame>
        <draw:frame draw:style-name="gr6" draw:text-style-name="P2" draw:layer="layout" svg:width="1.213cm" svg:height="1.154cm" svg:x="2.165cm" svg:y="8.705cm">
          <draw:text-box>
            <text:p><text:span text:style-name="T1">3p</text:span><text:span text:style-name="T2">y</text:span></text:p>
          </draw:text-box>
        </draw:frame>
        <draw:frame draw:style-name="gr7" draw:text-style-name="P2" draw:layer="layout" svg:width="1.37cm" svg:height="1.153cm" svg:x="0.651cm" svg:y="10.134cm">
          <draw:text-box>
            <text:p><text:span text:style-name="T1">3p</text:span><text:span text:style-name="T2">z</text:span></text:p>
          </draw:text-box>
        </draw:frame>
        <draw:frame draw:style-name="gr11" draw:text-style-name="P3" draw:layer="layout" svg:width="1.504cm" svg:height="1.038cm" svg:x="1.867cm" svg:y="7.164cm">
          <draw:text-box>
            <text:p><text:span text:style-name="T3">Al</text:span></text:p>
          </draw:text-box>
        </draw:frame>
        <draw:line draw:style-name="gr2" draw:text-style-name="P1" draw:layer="layout" svg:x1="2.194cm" svg:y1="14.166cm" svg:x2="2.194cm" svg:y2="12.929cm">
          <text:p/>
        </draw:line>
        <draw:line draw:style-name="gr3" draw:text-style-name="P1" draw:layer="layout" svg:x1="2.914cm" svg:y1="12.985cm" svg:x2="2.914cm" svg:y2="14.2cm">
          <text:p/>
        </draw:line>
        <draw:line draw:style-name="gr4" draw:text-style-name="P1" draw:layer="layout" svg:x1="1.656cm" svg:y1="13.547cm" svg:x2="3.45cm" svg:y2="13.547cm">
          <text:p/>
        </draw:line>
        <draw:frame draw:style-name="gr7" draw:text-style-name="P2" draw:layer="layout" svg:width="1.354cm" svg:height="1.153cm" svg:x="0.727cm" svg:y="13.091cm">
          <draw:text-box>
            <text:p><text:span text:style-name="T1">2p</text:span><text:span text:style-name="T2">z</text:span></text:p>
          </draw:text-box>
        </draw:frame>
        <draw:line draw:style-name="gr2" draw:text-style-name="P1" draw:layer="layout" svg:x1="2.148cm" svg:y1="12.617cm" svg:x2="2.148cm" svg:y2="11.38cm">
          <text:p/>
        </draw:line>
        <draw:line draw:style-name="gr3" draw:text-style-name="P1" draw:layer="layout" svg:x1="2.873cm" svg:y1="11.437cm" svg:x2="2.873cm" svg:y2="12.652cm">
          <text:p/>
        </draw:line>
        <draw:line draw:style-name="gr4" draw:text-style-name="P1" draw:layer="layout" svg:x1="1.604cm" svg:y1="11.999cm" svg:x2="3.414cm" svg:y2="11.999cm">
          <text:p/>
        </draw:line>
        <draw:frame draw:style-name="gr5" draw:text-style-name="P2" draw:layer="layout" svg:width="1.392cm" svg:height="1.017cm" svg:x="0.771cm" svg:y="11.576cm">
          <draw:text-box>
            <text:p><text:span text:style-name="T1">3s</text:span></text:p>
          </draw:text-box>
        </draw:frame>
        <draw:line draw:style-name="gr2" draw:text-style-name="P1" draw:layer="layout" svg:x1="3.415cm" svg:y1="15.767cm" svg:x2="3.415cm" svg:y2="14.53cm">
          <text:p/>
        </draw:line>
        <draw:line draw:style-name="gr4" draw:text-style-name="P1" draw:layer="layout" svg:x1="3.091cm" svg:y1="15.164cm" svg:x2="4.203cm" svg:y2="15.164cm">
          <text:p/>
        </draw:line>
        <draw:line draw:style-name="gr3" draw:text-style-name="P1" draw:layer="layout" svg:x1="1.816cm" svg:y1="14.569cm" svg:x2="1.816cm" svg:y2="15.784cm">
          <text:p/>
        </draw:line>
        <draw:line draw:style-name="gr2" draw:text-style-name="P1" draw:layer="layout" svg:x1="1.345cm" svg:y1="15.767cm" svg:x2="1.345cm" svg:y2="14.53cm">
          <text:p/>
        </draw:line>
        <draw:line draw:style-name="gr4" draw:text-style-name="P1" draw:layer="layout" svg:x1="1.022cm" svg:y1="15.164cm" svg:x2="2.134cm" svg:y2="15.164cm">
          <text:p/>
        </draw:line>
        <draw:frame draw:style-name="gr6" draw:text-style-name="P2" draw:layer="layout" svg:width="1.385cm" svg:height="1.154cm" svg:x="0.098cm" svg:y="14.699cm">
          <draw:text-box>
            <text:p><text:span text:style-name="T1">2p</text:span><text:span text:style-name="T2">x</text:span></text:p>
          </draw:text-box>
        </draw:frame>
        <draw:frame draw:style-name="gr9" draw:text-style-name="P2" draw:layer="layout" svg:width="1.464cm" svg:height="1.361cm" svg:x="2.13cm" svg:y="14.699cm">
          <draw:text-box>
            <text:p><text:span text:style-name="T1">2p</text:span><text:span text:style-name="T2">y</text:span></text:p>
          </draw:text-box>
        </draw:frame>
        <draw:line draw:style-name="gr3" draw:text-style-name="P1" draw:layer="layout" svg:x1="3.909cm" svg:y1="14.585cm" svg:x2="3.909cm" svg:y2="15.8cm">
          <text:p/>
        </draw:line>
        <draw:custom-shape draw:style-name="gr13" draw:text-style-name="P1" draw:layer="layout" svg:width="4.461cm" svg:height="11.654cm" svg:x="4.733cm" svg:y="8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6.756cm" svg:y1="19.041cm" svg:x2="6.756cm" svg:y2="17.804cm">
          <text:p/>
        </draw:line>
        <draw:line draw:style-name="gr3" draw:text-style-name="P1" draw:layer="layout" svg:x1="7.481cm" svg:y1="17.861cm" svg:x2="7.481cm" svg:y2="19.076cm">
          <text:p/>
        </draw:line>
        <draw:line draw:style-name="gr4" draw:text-style-name="P1" draw:layer="layout" svg:x1="6.212cm" svg:y1="18.423cm" svg:x2="8.022cm" svg:y2="18.423cm">
          <text:p/>
        </draw:line>
        <draw:line draw:style-name="gr2" draw:text-style-name="P1" draw:layer="layout" svg:x1="6.756cm" svg:y1="17.502cm" svg:x2="6.756cm" svg:y2="16.265cm">
          <text:p/>
        </draw:line>
        <draw:line draw:style-name="gr3" draw:text-style-name="P1" draw:layer="layout" svg:x1="7.481cm" svg:y1="16.322cm" svg:x2="7.481cm" svg:y2="17.537cm">
          <text:p/>
        </draw:line>
        <draw:line draw:style-name="gr4" draw:text-style-name="P1" draw:layer="layout" svg:x1="6.212cm" svg:y1="16.884cm" svg:x2="8.022cm" svg:y2="16.884cm">
          <text:p/>
        </draw:line>
        <draw:frame draw:style-name="gr5" draw:text-style-name="P2" draw:layer="layout" svg:width="1.09cm" svg:height="1.017cm" svg:x="5.341cm" svg:y="18.011cm">
          <draw:text-box>
            <text:p><text:span text:style-name="T1">1s</text:span></text:p>
          </draw:text-box>
        </draw:frame>
        <draw:frame draw:style-name="gr5" draw:text-style-name="P2" draw:layer="layout" svg:width="1.392cm" svg:height="1.017cm" svg:x="5.379cm" svg:y="16.461cm">
          <draw:text-box>
            <text:p><text:span text:style-name="T1">2s</text:span></text:p>
          </draw:text-box>
        </draw:frame>
        <draw:frame draw:style-name="gr11" draw:text-style-name="P3" draw:layer="layout" svg:width="1.504cm" svg:height="1.038cm" svg:x="6.489cm" svg:y="7.164cm">
          <draw:text-box>
            <text:p><text:span text:style-name="T3">Si</text:span></text:p>
          </draw:text-box>
        </draw:frame>
        <draw:line draw:style-name="gr2" draw:text-style-name="P1" draw:layer="layout" svg:x1="6.852cm" svg:y1="15.874cm" svg:x2="6.852cm" svg:y2="14.637cm">
          <text:p/>
        </draw:line>
        <draw:line draw:style-name="gr3" draw:text-style-name="P1" draw:layer="layout" svg:x1="7.572cm" svg:y1="14.693cm" svg:x2="7.572cm" svg:y2="15.908cm">
          <text:p/>
        </draw:line>
        <draw:line draw:style-name="gr4" draw:text-style-name="P1" draw:layer="layout" svg:x1="6.314cm" svg:y1="15.255cm" svg:x2="8.108cm" svg:y2="15.255cm">
          <text:p/>
        </draw:line>
        <draw:frame draw:style-name="gr7" draw:text-style-name="P2" draw:layer="layout" svg:width="1.354cm" svg:height="1.153cm" svg:x="5.385cm" svg:y="14.799cm">
          <draw:text-box>
            <text:p><text:span text:style-name="T1">2p</text:span><text:span text:style-name="T2">z</text:span></text:p>
          </draw:text-box>
        </draw:frame>
        <draw:line draw:style-name="gr2" draw:text-style-name="P1" draw:layer="layout" svg:x1="6.77cm" svg:y1="12.617cm" svg:x2="6.77cm" svg:y2="11.38cm">
          <text:p/>
        </draw:line>
        <draw:line draw:style-name="gr3" draw:text-style-name="P1" draw:layer="layout" svg:x1="7.495cm" svg:y1="11.437cm" svg:x2="7.495cm" svg:y2="12.652cm">
          <text:p/>
        </draw:line>
        <draw:line draw:style-name="gr4" draw:text-style-name="P1" draw:layer="layout" svg:x1="6.226cm" svg:y1="11.999cm" svg:x2="8.036cm" svg:y2="11.999cm">
          <text:p/>
        </draw:line>
        <draw:frame draw:style-name="gr5" draw:text-style-name="P2" draw:layer="layout" svg:width="1.392cm" svg:height="1.017cm" svg:x="5.393cm" svg:y="11.576cm">
          <draw:text-box>
            <text:p><text:span text:style-name="T1">3s</text:span></text:p>
          </draw:text-box>
        </draw:frame>
        <draw:line draw:style-name="gr2" draw:text-style-name="P1" draw:layer="layout" svg:x1="8.037cm" svg:y1="14.192cm" svg:x2="8.037cm" svg:y2="12.955cm">
          <text:p/>
        </draw:line>
        <draw:line draw:style-name="gr4" draw:text-style-name="P1" draw:layer="layout" svg:x1="7.713cm" svg:y1="13.589cm" svg:x2="8.825cm" svg:y2="13.589cm">
          <text:p/>
        </draw:line>
        <draw:line draw:style-name="gr3" draw:text-style-name="P1" draw:layer="layout" svg:x1="6.438cm" svg:y1="12.994cm" svg:x2="6.438cm" svg:y2="14.209cm">
          <text:p/>
        </draw:line>
        <draw:line draw:style-name="gr2" draw:text-style-name="P1" draw:layer="layout" svg:x1="5.967cm" svg:y1="14.192cm" svg:x2="5.967cm" svg:y2="12.955cm">
          <text:p/>
        </draw:line>
        <draw:line draw:style-name="gr4" draw:text-style-name="P1" draw:layer="layout" svg:x1="5.644cm" svg:y1="13.589cm" svg:x2="6.756cm" svg:y2="13.589cm">
          <text:p/>
        </draw:line>
        <draw:frame draw:style-name="gr6" draw:text-style-name="P2" draw:layer="layout" svg:width="1.385cm" svg:height="1.154cm" svg:x="4.72cm" svg:y="13.124cm">
          <draw:text-box>
            <text:p><text:span text:style-name="T1">2p</text:span><text:span text:style-name="T2">x</text:span></text:p>
          </draw:text-box>
        </draw:frame>
        <draw:frame draw:style-name="gr9" draw:text-style-name="P2" draw:layer="layout" svg:width="1.464cm" svg:height="1.361cm" svg:x="6.752cm" svg:y="13.124cm">
          <draw:text-box>
            <text:p><text:span text:style-name="T1">2p</text:span><text:span text:style-name="T2">y</text:span></text:p>
          </draw:text-box>
        </draw:frame>
        <draw:line draw:style-name="gr3" draw:text-style-name="P1" draw:layer="layout" svg:x1="8.531cm" svg:y1="13.01cm" svg:x2="8.531cm" svg:y2="14.225cm">
          <text:p/>
        </draw:line>
        <draw:line draw:style-name="gr2" draw:text-style-name="P1" draw:layer="layout" svg:x1="8.128cm" svg:y1="11.343cm" svg:x2="8.128cm" svg:y2="10.106cm">
          <text:p/>
        </draw:line>
        <draw:line draw:style-name="gr4" draw:text-style-name="P1" draw:layer="layout" svg:x1="7.653cm" svg:y1="10.778cm" svg:x2="8.779cm" svg:y2="10.778cm">
          <text:p/>
        </draw:line>
        <draw:line draw:style-name="gr4" draw:text-style-name="P1" draw:layer="layout" svg:x1="6.193cm" svg:y1="9.169cm" svg:x2="7.984cm" svg:y2="9.169cm">
          <text:p/>
        </draw:line>
        <draw:line draw:style-name="gr2" draw:text-style-name="P1" draw:layer="layout" svg:x1="6.133cm" svg:y1="11.381cm" svg:x2="6.133cm" svg:y2="10.144cm">
          <text:p/>
        </draw:line>
        <draw:line draw:style-name="gr4" draw:text-style-name="P1" draw:layer="layout" svg:x1="5.559cm" svg:y1="10.778cm" svg:x2="6.685cm" svg:y2="10.778cm">
          <text:p/>
        </draw:line>
        <draw:frame draw:style-name="gr6" draw:text-style-name="P2" draw:layer="layout" svg:width="1.401cm" svg:height="1.154cm" svg:x="4.623cm" svg:y="10.313cm">
          <draw:text-box>
            <text:p><text:span text:style-name="T1">3p</text:span><text:span text:style-name="T2">x</text:span></text:p>
          </draw:text-box>
        </draw:frame>
        <draw:frame draw:style-name="gr6" draw:text-style-name="P2" draw:layer="layout" svg:width="1.204cm" svg:height="1.154cm" svg:x="6.714cm" svg:y="10.313cm">
          <draw:text-box>
            <text:p><text:span text:style-name="T1">3p</text:span><text:span text:style-name="T2">y</text:span></text:p>
          </draw:text-box>
        </draw:frame>
        <draw:frame draw:style-name="gr7" draw:text-style-name="P2" draw:layer="layout" svg:width="1.352cm" svg:height="1.153cm" svg:x="5.266cm" svg:y="8.713cm">
          <draw:text-box>
            <text:p><text:span text:style-name="T1">3p</text:span><text:span text:style-name="T2">z</text:span></text:p>
          </draw:text-box>
        </draw:frame>
        <draw:custom-shape draw:style-name="gr13" draw:text-style-name="P1" draw:layer="layout" svg:width="4.461cm" svg:height="11.654cm" svg:x="9.356cm" svg:y="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379cm" svg:y1="19.048cm" svg:x2="11.379cm" svg:y2="17.811cm">
          <text:p/>
        </draw:line>
        <draw:line draw:style-name="gr3" draw:text-style-name="P1" draw:layer="layout" svg:x1="12.104cm" svg:y1="17.868cm" svg:x2="12.104cm" svg:y2="19.083cm">
          <text:p/>
        </draw:line>
        <draw:line draw:style-name="gr4" draw:text-style-name="P1" draw:layer="layout" svg:x1="10.835cm" svg:y1="18.43cm" svg:x2="12.645cm" svg:y2="18.43cm">
          <text:p/>
        </draw:line>
        <draw:line draw:style-name="gr2" draw:text-style-name="P1" draw:layer="layout" svg:x1="11.379cm" svg:y1="17.509cm" svg:x2="11.379cm" svg:y2="16.272cm">
          <text:p/>
        </draw:line>
        <draw:line draw:style-name="gr3" draw:text-style-name="P1" draw:layer="layout" svg:x1="12.104cm" svg:y1="16.329cm" svg:x2="12.104cm" svg:y2="17.544cm">
          <text:p/>
        </draw:line>
        <draw:line draw:style-name="gr4" draw:text-style-name="P1" draw:layer="layout" svg:x1="10.835cm" svg:y1="16.891cm" svg:x2="12.645cm" svg:y2="16.891cm">
          <text:p/>
        </draw:line>
        <draw:frame draw:style-name="gr5" draw:text-style-name="P2" draw:layer="layout" svg:width="1.09cm" svg:height="1.017cm" svg:x="9.964cm" svg:y="18.018cm">
          <draw:text-box>
            <text:p><text:span text:style-name="T1">1s</text:span></text:p>
          </draw:text-box>
        </draw:frame>
        <draw:frame draw:style-name="gr5" draw:text-style-name="P2" draw:layer="layout" svg:width="1.392cm" svg:height="1.017cm" svg:x="10.002cm" svg:y="16.468cm">
          <draw:text-box>
            <text:p><text:span text:style-name="T1">2s</text:span></text:p>
          </draw:text-box>
        </draw:frame>
        <draw:frame draw:style-name="gr11" draw:text-style-name="P3" draw:layer="layout" svg:width="1.504cm" svg:height="1.038cm" svg:x="11.112cm" svg:y="7.171cm">
          <draw:text-box>
            <text:p><text:span text:style-name="T3">S</text:span></text:p>
          </draw:text-box>
        </draw:frame>
        <draw:line draw:style-name="gr2" draw:text-style-name="P1" draw:layer="layout" svg:x1="11.439cm" svg:y1="14.173cm" svg:x2="11.439cm" svg:y2="12.936cm">
          <text:p/>
        </draw:line>
        <draw:line draw:style-name="gr3" draw:text-style-name="P1" draw:layer="layout" svg:x1="12.159cm" svg:y1="12.992cm" svg:x2="12.159cm" svg:y2="14.207cm">
          <text:p/>
        </draw:line>
        <draw:line draw:style-name="gr4" draw:text-style-name="P1" draw:layer="layout" svg:x1="10.901cm" svg:y1="13.554cm" svg:x2="12.695cm" svg:y2="13.554cm">
          <text:p/>
        </draw:line>
        <draw:frame draw:style-name="gr7" draw:text-style-name="P2" draw:layer="layout" svg:width="1.354cm" svg:height="1.153cm" svg:x="9.972cm" svg:y="13.098cm">
          <draw:text-box>
            <text:p><text:span text:style-name="T1">2p</text:span><text:span text:style-name="T2">z</text:span></text:p>
          </draw:text-box>
        </draw:frame>
        <draw:line draw:style-name="gr2" draw:text-style-name="P1" draw:layer="layout" svg:x1="11.393cm" svg:y1="12.624cm" svg:x2="11.393cm" svg:y2="11.387cm">
          <text:p/>
        </draw:line>
        <draw:line draw:style-name="gr3" draw:text-style-name="P1" draw:layer="layout" svg:x1="12.118cm" svg:y1="11.444cm" svg:x2="12.118cm" svg:y2="12.659cm">
          <text:p/>
        </draw:line>
        <draw:line draw:style-name="gr4" draw:text-style-name="P1" draw:layer="layout" svg:x1="10.849cm" svg:y1="12.006cm" svg:x2="12.659cm" svg:y2="12.006cm">
          <text:p/>
        </draw:line>
        <draw:frame draw:style-name="gr5" draw:text-style-name="P2" draw:layer="layout" svg:width="1.392cm" svg:height="1.017cm" svg:x="10.016cm" svg:y="11.583cm">
          <draw:text-box>
            <text:p><text:span text:style-name="T1">3s</text:span></text:p>
          </draw:text-box>
        </draw:frame>
        <draw:line draw:style-name="gr2" draw:text-style-name="P1" draw:layer="layout" svg:x1="12.66cm" svg:y1="15.774cm" svg:x2="12.66cm" svg:y2="14.537cm">
          <text:p/>
        </draw:line>
        <draw:line draw:style-name="gr4" draw:text-style-name="P1" draw:layer="layout" svg:x1="12.336cm" svg:y1="15.171cm" svg:x2="13.448cm" svg:y2="15.171cm">
          <text:p/>
        </draw:line>
        <draw:line draw:style-name="gr3" draw:text-style-name="P1" draw:layer="layout" svg:x1="11.061cm" svg:y1="14.576cm" svg:x2="11.061cm" svg:y2="15.791cm">
          <text:p/>
        </draw:line>
        <draw:line draw:style-name="gr2" draw:text-style-name="P1" draw:layer="layout" svg:x1="10.59cm" svg:y1="15.774cm" svg:x2="10.59cm" svg:y2="14.537cm">
          <text:p/>
        </draw:line>
        <draw:line draw:style-name="gr4" draw:text-style-name="P1" draw:layer="layout" svg:x1="10.267cm" svg:y1="15.171cm" svg:x2="11.379cm" svg:y2="15.171cm">
          <text:p/>
        </draw:line>
        <draw:frame draw:style-name="gr6" draw:text-style-name="P2" draw:layer="layout" svg:width="1.385cm" svg:height="1.154cm" svg:x="9.343cm" svg:y="14.706cm">
          <draw:text-box>
            <text:p><text:span text:style-name="T1">2p</text:span><text:span text:style-name="T2">x</text:span></text:p>
          </draw:text-box>
        </draw:frame>
        <draw:frame draw:style-name="gr9" draw:text-style-name="P2" draw:layer="layout" svg:width="1.464cm" svg:height="1.361cm" svg:x="11.375cm" svg:y="14.706cm">
          <draw:text-box>
            <text:p><text:span text:style-name="T1">2p</text:span><text:span text:style-name="T2">y</text:span></text:p>
          </draw:text-box>
        </draw:frame>
        <draw:line draw:style-name="gr3" draw:text-style-name="P1" draw:layer="layout" svg:x1="13.154cm" svg:y1="14.592cm" svg:x2="13.154cm" svg:y2="15.807cm">
          <text:p/>
        </draw:line>
        <draw:line draw:style-name="gr2" draw:text-style-name="P1" draw:layer="layout" svg:x1="12.851cm" svg:y1="11.34cm" svg:x2="12.851cm" svg:y2="10.103cm">
          <text:p/>
        </draw:line>
        <draw:line draw:style-name="gr4" draw:text-style-name="P1" draw:layer="layout" svg:x1="12.275cm" svg:y1="10.737cm" svg:x2="13.403cm" svg:y2="10.737cm">
          <text:p/>
        </draw:line>
        <draw:line draw:style-name="gr2" draw:text-style-name="P1" draw:layer="layout" svg:x1="11.352cm" svg:y1="9.747cm" svg:x2="11.352cm" svg:y2="8.51cm">
          <text:p/>
        </draw:line>
        <draw:line draw:style-name="gr3" draw:text-style-name="P1" draw:layer="layout" svg:x1="12.072cm" svg:y1="8.566cm" svg:x2="12.072cm" svg:y2="9.781cm">
          <text:p/>
        </draw:line>
        <draw:line draw:style-name="gr4" draw:text-style-name="P1" draw:layer="layout" svg:x1="10.814cm" svg:y1="9.128cm" svg:x2="12.608cm" svg:y2="9.128cm">
          <text:p/>
        </draw:line>
        <draw:line draw:style-name="gr2" draw:text-style-name="P1" draw:layer="layout" svg:x1="10.753cm" svg:y1="11.34cm" svg:x2="10.753cm" svg:y2="10.103cm">
          <text:p/>
        </draw:line>
        <draw:line draw:style-name="gr4" draw:text-style-name="P1" draw:layer="layout" svg:x1="10.178cm" svg:y1="10.737cm" svg:x2="11.306cm" svg:y2="10.737cm">
          <text:p/>
        </draw:line>
        <draw:frame draw:style-name="gr6" draw:text-style-name="P2" draw:layer="layout" svg:width="1.496cm" svg:height="1.154cm" svg:x="9.234cm" svg:y="10.272cm">
          <draw:text-box>
            <text:p><text:span text:style-name="T1">3p</text:span><text:span text:style-name="T2">x</text:span></text:p>
          </draw:text-box>
        </draw:frame>
        <draw:frame draw:style-name="gr6" draw:text-style-name="P2" draw:layer="layout" svg:width="1.203cm" svg:height="1.154cm" svg:x="11.337cm" svg:y="10.272cm">
          <draw:text-box>
            <text:p><text:span text:style-name="T1">3p</text:span><text:span text:style-name="T2">y</text:span></text:p>
          </draw:text-box>
        </draw:frame>
        <draw:frame draw:style-name="gr7" draw:text-style-name="P2" draw:layer="layout" svg:width="1.354cm" svg:height="1.153cm" svg:x="9.885cm" svg:y="8.672cm">
          <draw:text-box>
            <text:p><text:span text:style-name="T1">3p</text:span><text:span text:style-name="T2">z</text:span></text:p>
          </draw:text-box>
        </draw:frame>
        <draw:custom-shape draw:style-name="gr13" draw:text-style-name="P1" draw:layer="layout" svg:width="4.461cm" svg:height="11.654cm" svg:x="13.927cm" svg:y="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.95cm" svg:y1="19.048cm" svg:x2="15.95cm" svg:y2="17.811cm">
          <text:p/>
        </draw:line>
        <draw:line draw:style-name="gr3" draw:text-style-name="P1" draw:layer="layout" svg:x1="16.675cm" svg:y1="17.868cm" svg:x2="16.675cm" svg:y2="19.083cm">
          <text:p/>
        </draw:line>
        <draw:line draw:style-name="gr4" draw:text-style-name="P1" draw:layer="layout" svg:x1="15.406cm" svg:y1="18.43cm" svg:x2="17.216cm" svg:y2="18.43cm">
          <text:p/>
        </draw:line>
        <draw:line draw:style-name="gr2" draw:text-style-name="P1" draw:layer="layout" svg:x1="15.95cm" svg:y1="17.509cm" svg:x2="15.95cm" svg:y2="16.272cm">
          <text:p/>
        </draw:line>
        <draw:line draw:style-name="gr3" draw:text-style-name="P1" draw:layer="layout" svg:x1="16.675cm" svg:y1="16.329cm" svg:x2="16.675cm" svg:y2="17.544cm">
          <text:p/>
        </draw:line>
        <draw:line draw:style-name="gr4" draw:text-style-name="P1" draw:layer="layout" svg:x1="15.406cm" svg:y1="16.891cm" svg:x2="17.216cm" svg:y2="16.891cm">
          <text:p/>
        </draw:line>
        <draw:frame draw:style-name="gr5" draw:text-style-name="P2" draw:layer="layout" svg:width="1.09cm" svg:height="1.017cm" svg:x="14.535cm" svg:y="18.018cm">
          <draw:text-box>
            <text:p><text:span text:style-name="T1">1s</text:span></text:p>
          </draw:text-box>
        </draw:frame>
        <draw:frame draw:style-name="gr5" draw:text-style-name="P2" draw:layer="layout" svg:width="1.392cm" svg:height="1.017cm" svg:x="14.573cm" svg:y="16.468cm">
          <draw:text-box>
            <text:p><text:span text:style-name="T1">2s</text:span></text:p>
          </draw:text-box>
        </draw:frame>
        <draw:frame draw:style-name="gr11" draw:text-style-name="P3" draw:layer="layout" svg:width="1.504cm" svg:height="1.038cm" svg:x="15.683cm" svg:y="7.171cm">
          <draw:text-box>
            <text:p><text:span text:style-name="T3">Cl</text:span></text:p>
          </draw:text-box>
        </draw:frame>
        <draw:line draw:style-name="gr2" draw:text-style-name="P1" draw:layer="layout" svg:x1="16.046cm" svg:y1="15.881cm" svg:x2="16.046cm" svg:y2="14.644cm">
          <text:p/>
        </draw:line>
        <draw:line draw:style-name="gr3" draw:text-style-name="P1" draw:layer="layout" svg:x1="16.766cm" svg:y1="14.7cm" svg:x2="16.766cm" svg:y2="15.915cm">
          <text:p/>
        </draw:line>
        <draw:line draw:style-name="gr4" draw:text-style-name="P1" draw:layer="layout" svg:x1="15.508cm" svg:y1="15.262cm" svg:x2="17.302cm" svg:y2="15.262cm">
          <text:p/>
        </draw:line>
        <draw:frame draw:style-name="gr7" draw:text-style-name="P2" draw:layer="layout" svg:width="1.354cm" svg:height="1.153cm" svg:x="14.579cm" svg:y="14.806cm">
          <draw:text-box>
            <text:p><text:span text:style-name="T1">2p</text:span><text:span text:style-name="T2">z</text:span></text:p>
          </draw:text-box>
        </draw:frame>
        <draw:line draw:style-name="gr2" draw:text-style-name="P1" draw:layer="layout" svg:x1="15.964cm" svg:y1="12.624cm" svg:x2="15.964cm" svg:y2="11.387cm">
          <text:p/>
        </draw:line>
        <draw:line draw:style-name="gr3" draw:text-style-name="P1" draw:layer="layout" svg:x1="16.689cm" svg:y1="11.444cm" svg:x2="16.689cm" svg:y2="12.659cm">
          <text:p/>
        </draw:line>
        <draw:line draw:style-name="gr4" draw:text-style-name="P1" draw:layer="layout" svg:x1="15.42cm" svg:y1="12.006cm" svg:x2="17.23cm" svg:y2="12.006cm">
          <text:p/>
        </draw:line>
        <draw:frame draw:style-name="gr5" draw:text-style-name="P2" draw:layer="layout" svg:width="1.392cm" svg:height="1.017cm" svg:x="14.587cm" svg:y="11.583cm">
          <draw:text-box>
            <text:p><text:span text:style-name="T1">3s</text:span></text:p>
          </draw:text-box>
        </draw:frame>
        <draw:line draw:style-name="gr2" draw:text-style-name="P1" draw:layer="layout" svg:x1="17.231cm" svg:y1="14.199cm" svg:x2="17.231cm" svg:y2="12.962cm">
          <text:p/>
        </draw:line>
        <draw:line draw:style-name="gr4" draw:text-style-name="P1" draw:layer="layout" svg:x1="16.907cm" svg:y1="13.596cm" svg:x2="18.019cm" svg:y2="13.596cm">
          <text:p/>
        </draw:line>
        <draw:line draw:style-name="gr3" draw:text-style-name="P1" draw:layer="layout" svg:x1="15.632cm" svg:y1="13.001cm" svg:x2="15.632cm" svg:y2="14.216cm">
          <text:p/>
        </draw:line>
        <draw:line draw:style-name="gr2" draw:text-style-name="P1" draw:layer="layout" svg:x1="15.161cm" svg:y1="14.199cm" svg:x2="15.161cm" svg:y2="12.962cm">
          <text:p/>
        </draw:line>
        <draw:line draw:style-name="gr4" draw:text-style-name="P1" draw:layer="layout" svg:x1="14.838cm" svg:y1="13.596cm" svg:x2="15.95cm" svg:y2="13.596cm">
          <text:p/>
        </draw:line>
        <draw:frame draw:style-name="gr6" draw:text-style-name="P2" draw:layer="layout" svg:width="1.385cm" svg:height="1.154cm" svg:x="13.914cm" svg:y="13.131cm">
          <draw:text-box>
            <text:p><text:span text:style-name="T1">2p</text:span><text:span text:style-name="T2">x</text:span></text:p>
          </draw:text-box>
        </draw:frame>
        <draw:frame draw:style-name="gr9" draw:text-style-name="P2" draw:layer="layout" svg:width="1.464cm" svg:height="1.361cm" svg:x="15.946cm" svg:y="13.131cm">
          <draw:text-box>
            <text:p><text:span text:style-name="T1">2p</text:span><text:span text:style-name="T2">y</text:span></text:p>
          </draw:text-box>
        </draw:frame>
        <draw:line draw:style-name="gr3" draw:text-style-name="P1" draw:layer="layout" svg:x1="17.725cm" svg:y1="13.017cm" svg:x2="17.725cm" svg:y2="14.232cm">
          <text:p/>
        </draw:line>
        <draw:line draw:style-name="gr2" draw:text-style-name="P1" draw:layer="layout" svg:x1="17.134cm" svg:y1="9.747cm" svg:x2="17.134cm" svg:y2="8.51cm">
          <text:p/>
        </draw:line>
        <draw:line draw:style-name="gr4" draw:text-style-name="P1" draw:layer="layout" svg:x1="16.81cm" svg:y1="9.144cm" svg:x2="17.922cm" svg:y2="9.144cm">
          <text:p/>
        </draw:line>
        <draw:line draw:style-name="gr2" draw:text-style-name="P1" draw:layer="layout" svg:x1="16.193cm" svg:y1="11.183cm" svg:x2="16.193cm" svg:y2="9.946cm">
          <text:p/>
        </draw:line>
        <draw:line draw:style-name="gr3" draw:text-style-name="P1" draw:layer="layout" svg:x1="15.535cm" svg:y1="8.549cm" svg:x2="15.535cm" svg:y2="9.764cm">
          <text:p/>
        </draw:line>
        <draw:line draw:style-name="gr4" draw:text-style-name="P1" draw:layer="layout" svg:x1="15.322cm" svg:y1="10.564cm" svg:x2="17.092cm" svg:y2="10.564cm">
          <text:p/>
        </draw:line>
        <draw:line draw:style-name="gr2" draw:text-style-name="P1" draw:layer="layout" svg:x1="15.064cm" svg:y1="9.747cm" svg:x2="15.064cm" svg:y2="8.51cm">
          <text:p/>
        </draw:line>
        <draw:line draw:style-name="gr4" draw:text-style-name="P1" draw:layer="layout" svg:x1="14.741cm" svg:y1="9.144cm" svg:x2="15.853cm" svg:y2="9.144cm">
          <text:p/>
        </draw:line>
        <draw:frame draw:style-name="gr6" draw:text-style-name="P2" draw:layer="layout" svg:width="1.385cm" svg:height="1.154cm" svg:x="13.817cm" svg:y="8.679cm">
          <draw:text-box>
            <text:p><text:span text:style-name="T1">3p</text:span><text:span text:style-name="T2">x</text:span></text:p>
          </draw:text-box>
        </draw:frame>
        <draw:frame draw:style-name="gr9" draw:text-style-name="P2" draw:layer="layout" svg:width="1.464cm" svg:height="1.361cm" svg:x="15.849cm" svg:y="8.679cm">
          <draw:text-box>
            <text:p><text:span text:style-name="T1">3p</text:span><text:span text:style-name="T2">y</text:span></text:p>
          </draw:text-box>
        </draw:frame>
        <draw:frame draw:style-name="gr7" draw:text-style-name="P2" draw:layer="layout" svg:width="1.337cm" svg:height="1.153cm" svg:x="14.405cm" svg:y="10.108cm">
          <draw:text-box>
            <text:p><text:span text:style-name="T1">3p</text:span><text:span text:style-name="T2">z</text:span></text:p>
          </draw:text-box>
        </draw:frame>
        <draw:line draw:style-name="gr3" draw:text-style-name="P1" draw:layer="layout" svg:x1="17.628cm" svg:y1="8.565cm" svg:x2="17.628cm" svg:y2="9.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415cm" fo:page-height="19.8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8T00:49:02.459780831</meta:creation-date>
    <dc:date>2023-12-14T14:09:17.452684084</dc:date>
    <meta:editing-duration>PT1H30M44S</meta:editing-duration>
    <meta:editing-cycles>22</meta:editing-cycles>
    <meta:generator>LibreOffice/7.3.7.2$Linux_X86_64 LibreOffice_project/30$Build-2</meta:generator>
    <meta:document-statistic meta:object-count="216"/>
  </office:meta>
</office:document-meta>
</file>